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Calibri" svg:font-family="Calibri, sans-serif"/>
    <style:font-face style:name="Courier New" svg:font-family="'Courier New'"/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B" style:family="table-column">
      <style:table-column-properties style:column-width="3.346cm"/>
    </style:style>
    <style:style style:name="Tabla4.C" style:family="table-column">
      <style:table-column-properties style:column-width="2.323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6" style:family="table">
      <style:table-properties style:width="5.004cm" fo:margin-left="5.953cm" table:align="left"/>
    </style:style>
    <style:style style:name="Tabla6.A" style:family="table-column">
      <style:table-column-properties style:column-width="2.54cm"/>
    </style:style>
    <style:style style:name="Tabla6.B" style:family="table-column">
      <style:table-column-properties style:column-width="2.464cm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3.61cm" fo:break-before="auto" fo:break-after="auto" table:align="left" fo:keep-with-next="auto" style:may-break-between-rows="true" table:border-model="collapsing"/>
    </style:style>
    <style:style style:name="Tabla5.A" style:family="table-column">
      <style:table-column-properties style:column-width="3.821cm"/>
    </style:style>
    <style:style style:name="Tabla5.B" style:family="table-column">
      <style:table-column-properties style:column-width="4.032cm"/>
    </style:style>
    <style:style style:name="Tabla5.C" style:family="table-column">
      <style:table-column-properties style:column-width="5.757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" fo:background-color="#000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#000080" fo:padding="0.097cm" fo:border="0.002cm solid #000000" style:writing-mode="page">
        <style:background-image/>
      </style:table-cell-properties>
    </style:style>
    <style:style style:name="Tabla5.A2" style:family="table-cell">
      <style:table-cell-properties style:vertical-align="" fo:background-color="#4d4d4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5.B2" style:family="table-cell">
      <style:table-cell-properties style:vertical-align="" fo:background-color="#ffffff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5.C2" style:family="table-cell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5.B7" style:family="table-cell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text-line-through-style="none" style:text-underline-style="none" style:text-blinking="false"/>
    </style:style>
    <style:style style:name="P3" style:family="paragraph" style:parent-style-name="Text_20_body">
      <style:paragraph-properties fo:margin-left="0cm" fo:margin-right="0cm" fo:line-height="105%" fo:text-indent="0cm" style:auto-text-indent="false"/>
      <style:text-properties fo:font-size="12pt"/>
    </style:style>
    <style:style style:name="P4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5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6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7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text-properties fo:font-size="12pt"/>
    </style:style>
    <style:style style:name="P19" style:family="paragraph" style:parent-style-name="Text_20_body">
      <style:text-properties fo:font-variant="normal" fo:text-transform="none"/>
    </style:style>
    <style:style style:name="P20" style:family="paragraph" style:parent-style-name="Text_20_body">
      <style:text-properties fo:font-variant="normal" fo:text-transform="none" style:font-name="Arial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Text_20_body">
      <style:paragraph-properties fo:text-align="center" style:justify-single-word="false" fo:break-before="page"/>
    </style:style>
    <style:style style:name="P23" style:family="paragraph" style:parent-style-name="Text_20_body">
      <style:paragraph-properties fo:margin-left="0cm" fo:margin-right="0cm" fo:line-height="105%" fo:text-indent="-0.635cm" style:auto-text-indent="false"/>
    </style:style>
    <style:style style:name="P24" style:family="paragraph" style:parent-style-name="Text_20_body">
      <style:paragraph-properties fo:margin-left="0cm" fo:margin-right="0cm" fo:line-height="105%" fo:text-indent="-0.635cm" style:auto-text-indent="false"/>
      <style:text-properties fo:font-size="12pt"/>
    </style:style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Standard">
      <style:paragraph-properties fo:margin-left="0cm" fo:margin-right="0cm" fo:line-height="105%" fo:text-indent="-0.635cm" style:auto-text-indent="false"/>
    </style:style>
    <style:style style:name="P27" style:family="paragraph" style:parent-style-name="Text_20_body">
      <style:text-properties fo:font-variant="normal" fo:text-transform="none"/>
    </style:style>
    <style:style style:name="P28" style:family="paragraph" style:parent-style-name="Text_20_body" style:list-style-name="L1">
      <style:text-properties fo:font-variant="normal" fo:text-transform="none"/>
    </style:style>
    <style:style style:name="P29" style:family="paragraph" style:parent-style-name="Text_20_body" style:list-style-name="L7">
      <style:text-properties fo:font-variant="normal" fo:text-transform="none"/>
    </style:style>
    <style:style style:name="P30" style:family="paragraph" style:parent-style-name="Text_20_body">
      <style:paragraph-properties fo:line-height="104%"/>
    </style:style>
    <style:style style:name="P31" style:family="paragraph" style:parent-style-name="Text_20_body">
      <style:text-properties style:font-name="Times New Roman"/>
    </style:style>
    <style:style style:name="P32" style:family="paragraph" style:parent-style-name="Text_20_body">
      <style:paragraph-properties fo:margin-left="0cm" fo:margin-right="0cm" fo:line-height="105%" fo:text-align="justify" style:justify-single-word="false" fo:text-indent="-0.635cm" style:auto-text-indent="false"/>
      <style:text-properties fo:font-variant="normal" fo:text-transform="none"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 style:list-style-name="L4">
      <style:paragraph-properties fo:margin-left="0cm" fo:margin-right="0cm" fo:line-height="105%" fo:text-indent="-0.635cm" style:auto-text-indent="false"/>
      <style:text-properties fo:font-variant="normal" fo:text-transform="none" fo:color="#000000" style:font-name="Times New Roman" fo:font-size="12pt" fo:font-weight="normal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line-height="105%" fo:text-indent="-0.635cm" style:auto-text-indent="false"/>
      <style:text-properties fo:font-variant="normal" fo:text-transform="none" style:font-name="Times New Roman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ext_20_body" style:list-style-name="L6">
      <style:paragraph-properties fo:margin-left="0cm" fo:margin-right="0cm" fo:line-height="105%" fo:text-indent="-0.635cm" style:auto-text-indent="false"/>
    </style:style>
    <style:style style:name="P36" style:family="paragraph" style:parent-style-name="Text_20_body">
      <style:paragraph-properties fo:margin-left="0cm" fo:margin-right="0cm" fo:line-height="104%" fo:text-indent="-0.635cm" style:auto-text-indent="false"/>
    </style:style>
    <style:style style:name="P37" style:family="paragraph" style:parent-style-name="Text_20_body">
      <style:paragraph-properties fo:margin-left="1.245cm" fo:margin-right="0cm" fo:line-height="105%" fo:text-indent="0cm" style:auto-text-indent="false">
        <style:tab-stops/>
      </style:paragraph-properties>
      <style:text-properties fo:language="es" fo:country="ES"/>
    </style:style>
    <style:style style:name="P38" style:family="paragraph" style:parent-style-name="Text_20_body">
      <style:paragraph-properties fo:margin-left="1.245cm" fo:margin-right="0cm" fo:line-height="104%" fo:text-indent="0cm" style:auto-text-indent="false">
        <style:tab-stops/>
      </style:paragraph-properties>
      <style:text-properties fo:language="es" fo:country="ES"/>
    </style:style>
    <style:style style:name="P39" style:family="paragraph" style:parent-style-name="Text_20_body">
      <style:paragraph-properties fo:margin-left="1.245cm" fo:margin-right="0cm" fo:line-height="104%" fo:text-indent="-0.635cm" style:auto-text-indent="false">
        <style:tab-stops/>
      </style:paragraph-properties>
    </style:style>
    <style:style style:name="P40" style:family="paragraph" style:parent-style-name="Text_20_body">
      <style:paragraph-properties fo:margin-left="2.54cm" fo:margin-right="0cm" fo:line-height="104%" fo:text-indent="-0.635cm" style:auto-text-indent="false">
        <style:tab-stops/>
      </style:paragraph-properties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Arial"/>
    </style:style>
    <style:style style:name="T3" style:family="text">
      <style:text-properties fo:font-variant="normal" fo:text-transform="none" style:font-name="Arial" fo:font-size="18.2000007629395pt" style:font-size-asian="18.2000007629395pt" style:font-size-complex="18.2000007629395pt"/>
    </style:style>
    <style:style style:name="T4" style:family="text">
      <style:text-properties fo:font-variant="normal" fo:text-transform="none" fo:font-size="12pt"/>
    </style:style>
    <style:style style:name="T5" style:family="text">
      <style:text-properties fo:font-variant="normal" fo:text-transform="none"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normal" style:font-style-complex="normal"/>
    </style:style>
    <style:style style:name="T11" style:family="text">
      <style:text-properties style:text-line-through-style="none" style:font-name="Calibri" fo:font-size="12pt" style:text-underline-style="none" style:text-blinking="false" style:font-size-asian="12pt" style:font-size-complex="12pt"/>
    </style:style>
    <style:style style:name="T12" style:family="text">
      <style:text-properties fo:font-size="12pt"/>
    </style:style>
    <style:style style:name="T13" style:family="text">
      <style:text-properties fo:font-size="12pt" fo:font-style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fo:font-size="12pt"/>
    </style:style>
    <style:style style:name="T17" style:family="text">
      <style:text-properties fo:color="#000000" fo:font-size="12pt" fo:font-style="italic"/>
    </style:style>
    <style:style style:name="T18" style:family="text">
      <style:text-properties fo:color="#000000" fo:font-style="italic"/>
    </style:style>
    <style:style style:name="T19" style:family="text">
      <style:text-properties fo:color="#6b4794"/>
    </style:style>
    <style:style style:name="T20" style:family="text">
      <style:text-properties fo:color="#6b4794" fo:font-size="12pt"/>
    </style:style>
    <style:style style:name="T21" style:family="text">
      <style:text-properties fo:color="#6b4794" fo:font-size="12pt"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color="#6b4794"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language="es" fo:country="ES"/>
    </style:style>
    <style:style style:name="T25" style:family="text">
      <style:text-properties fo:language="es" fo:country="ES" fo:font-style="italic" style:font-style-asian="italic"/>
    </style:style>
    <style:style style:name="T26" style:family="text">
      <style:text-properties style:font-name="Courier New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Title">ACTA DE CONSTITUCIÓN</text:p>
      <text:p text:style-name="Subtitle">TERCERA ITERACIÓ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0">Realizado por:</text:p>
          </table:table-cell>
          <table:table-cell table:style-name="Tabla3.A1" office:value-type="string">
            <text:p text:style-name="P10">García Gonzalez, Andrés</text:p>
            <text:p text:style-name="P10">Vazquez Argumedo, Jesús</text:p>
            <text:p text:style-name="P10">Vazquez Encina, Alejandro</text:p>
            <text:p text:style-name="P10">Vera Recacha, Laura</text:p>
            <text:p text:style-name="P10">Villalba Ramírez, Javier</text:p>
          </table:table-cell>
        </table:table-row>
        <table:table-row>
          <table:table-cell table:style-name="Tabla3.A1" office:value-type="string">
            <text:p text:style-name="P10">Fecha de realización:</text:p>
          </table:table-cell>
          <table:table-cell table:style-name="Tabla3.A1" office:value-type="string">
            <text:p text:style-name="P10">22 de noviembre de 2017</text:p>
          </table:table-cell>
        </table:table-row>
        <table:table-row>
          <table:table-cell table:style-name="Tabla3.A1" office:value-type="string">
            <text:p text:style-name="P10">Revisión:</text:p>
          </table:table-cell>
          <table:table-cell table:style-name="Tabla3.A1" office:value-type="string">
            <text:p text:style-name="P10">2.0</text:p>
          </table:table-cell>
        </table:table-row>
        <table:table-row>
          <table:table-cell table:style-name="Tabla3.A1" office:value-type="string">
            <text:p text:style-name="P10">Contacto:</text:p>
          </table:table-cell>
          <table:table-cell table:style-name="Tabla3.A1" office:value-type="string">
            <text:p text:style-name="P10"><text:a xlink:type="simple" xlink:href="mailto:javvilram@alum.us.es" text:style-name="Internet_20_link">javvilram@alum.us.es</text:a></text:p>
          </table:table-cell>
        </table:table-row>
      </table:table>
      <text:p text:style-name="P16"/>
      <text:p text:style-name="P22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42"><text:a xlink:type="simple" xlink:href="#__RefHeading___Toc408_641743559">1. Descripción del Proyecto y Entregables<text:tab/>4</text:a></text:p>
          <text:p text:style-name="P42"><text:a xlink:type="simple" xlink:href="#__RefHeading___Toc412_641743559">2. Requisitos del proyecto y del producto<text:tab/>4</text:a></text:p>
          <text:p text:style-name="P42"><text:a xlink:type="simple" xlink:href="#__RefHeading___Toc416_641743559">3. Descripción del protocolo de comunicación del proyecto <text:tab/>5</text:a></text:p>
          <text:p text:style-name="P42"><text:a xlink:type="simple" xlink:href="#__RefHeading___Toc579_342737938">4. Tabla de interesados<text:tab/>5</text:a></text:p>
          <text:p text:style-name="P42"><text:a xlink:type="simple" xlink:href="#__RefHeading___Toc446_342737938">5. <text:s/>Criterios de aceptación <text:tab/>6</text:a></text:p>
          <text:p text:style-name="P42"><text:a xlink:type="simple" xlink:href="#__RefHeading___Toc436_641743559">6. Riesgos iniciales y plan de riesgo<text:tab/>6</text:a></text:p>
          <text:p text:style-name="P42"><text:a xlink:type="simple" xlink:href="#__RefHeading___Toc581_342737938">7. Coste<text:tab/>7</text:a></text:p>
          <text:p text:style-name="P42"><text:a xlink:type="simple" xlink:href="#__RefHeading___Toc686_1210340357">8. Solución a los requisitos específicos del cliente<text:tab/>8</text:a></text:p>
        </text:index-body>
      </text:table-of-content>
      <text:p text:style-name="P17"/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A" table:number-columns-repeated="3"/>
        <table:table-row>
          <table:table-cell table:style-name="Tabla4.A1" table:number-columns-spanned="6" office:value-type="string">
            <text:p text:style-name="P15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1">Versión</text:p>
          </table:table-cell>
          <table:table-cell table:style-name="Tabla4.A2" office:value-type="string">
            <text:p text:style-name="P11">Realizada por</text:p>
          </table:table-cell>
          <table:table-cell table:style-name="Tabla4.A2" office:value-type="string">
            <text:p text:style-name="P11">Revisada por</text:p>
          </table:table-cell>
          <table:table-cell table:style-name="Tabla4.A2" office:value-type="string">
            <text:p text:style-name="P11">Aprobada por</text:p>
          </table:table-cell>
          <table:table-cell table:style-name="Tabla4.A2" office:value-type="string">
            <text:p text:style-name="P11">Fecha</text:p>
          </table:table-cell>
          <table:table-cell table:style-name="Tabla4.F2" office:value-type="string">
            <text:p text:style-name="P11">Motivo</text:p>
          </table:table-cell>
        </table:table-row>
        <table:table-row>
          <table:table-cell table:style-name="Tabla4.A3" office:value-type="string">
            <text:p text:style-name="P11">1.0</text:p>
          </table:table-cell>
          <table:table-cell table:style-name="Tabla4.A3" office:value-type="string">
            <text:p text:style-name="P11">Laura Vera Recacha</text:p>
          </table:table-cell>
          <table:table-cell table:style-name="Tabla4.A3" office:value-type="string">
            <text:p text:style-name="P11">Adrián Luque Montoya</text:p>
          </table:table-cell>
          <table:table-cell table:style-name="Tabla4.A3" office:value-type="string">
            <text:p text:style-name="P10"/>
          </table:table-cell>
          <table:table-cell table:style-name="Tabla4.A3" office:value-type="string">
            <text:p text:style-name="P11">09/11/2017</text:p>
          </table:table-cell>
          <table:table-cell table:style-name="Tabla4.F3" office:value-type="string">
            <text:p text:style-name="P11">Versión inicial del documento</text:p>
          </table:table-cell>
        </table:table-row>
        <table:table-row>
          <table:table-cell table:style-name="Tabla4.A3" office:value-type="string">
            <text:p text:style-name="P11">2.0</text:p>
          </table:table-cell>
          <table:table-cell table:style-name="Tabla4.A3" office:value-type="string">
            <text:p text:style-name="P11">Laura Vera Recacha </text:p>
            <text:p text:style-name="P11">Andrés García González</text:p>
          </table:table-cell>
          <table:table-cell table:style-name="Tabla4.A3" office:value-type="string">
            <text:p text:style-name="P11">Adrián Luque Montoya</text:p>
          </table:table-cell>
          <table:table-cell table:style-name="Tabla4.A3" office:value-type="string">
            <text:p text:style-name="P10"/>
          </table:table-cell>
          <table:table-cell table:style-name="Tabla4.A3" office:value-type="string">
            <text:p text:style-name="P11">22/11/2017</text:p>
          </table:table-cell>
          <table:table-cell table:style-name="Tabla4.F3" office:value-type="string">
            <text:p text:style-name="P11">Primera mejora del documento</text:p>
          </table:table-cell>
        </table:table-row>
        <table:table-row>
          <table:table-cell table:style-name="Tabla4.A3" office:value-type="string">
            <text:p text:style-name="P11">3.0 </text:p>
          </table:table-cell>
          <table:table-cell table:style-name="Tabla4.A3" office:value-type="string">
            <text:p text:style-name="P11">AlejandroVázquez</text:p>
          </table:table-cell>
          <table:table-cell table:style-name="Tabla4.A3" office:value-type="string">
            <text:p text:style-name="P11"/>
          </table:table-cell>
          <table:table-cell table:style-name="Tabla4.A3" office:value-type="string">
            <text:p text:style-name="P10"/>
          </table:table-cell>
          <table:table-cell table:style-name="Tabla4.A3" office:value-type="string">
            <text:p text:style-name="P11">26/11/2017</text:p>
          </table:table-cell>
          <table:table-cell table:style-name="Tabla4.F3" office:value-type="string">
            <text:p text:style-name="P11">Revisión después de la segunda iteración</text:p>
          </table:table-cell>
        </table:table-row>
      </table:table>
      <text:p text:style-name="P17"/>
      <text:h text:style-name="P41" text:outline-level="1"><text:bookmark text:name="_Toc497817503"/><text:bookmark text:name="_Toc497817481"/><text:bookmark text:name="__RefHeading___Toc408_641743559"/>1.<text:span text:style-name="T1"> </text:span>Descripción del Proyecto y Entregables<text:bookmark-end text:name="__RefHeading___Toc408_641743559"/></text:h>
      <text:p text:style-name="Text_20_body"/>
      <text:p text:style-name="Text_20_body">En este proyecto está organizado por la Universidad de Sevilla, por la asignatura Planificación y Gestión de Proyectos Informáticos.</text:p>
      <text:p text:style-name="Text_20_body">El proyecto constará de varias iteraciones en las cuales están las siguientes tareas: reunión de planificación del sprint, reunión de revisión del sprint, reunión de retrospectiva del equipo y la elaboración de las gráficas de <text:span text:style-name="T9">sprint brundown</text:span> y de <text:span text:style-name="T9">product burndown</text:span>.</text:p>
      <text:p text:style-name="Text_20_body">Su fecha de preparación fue el 20 de octubre de 2017</text:p>
      <text:p text:style-name="Text_20_body">Para el desarrollo del proyecto tenemos definidas las siguientes iteraciones:</text:p>
      <text:p text:style-name="Text_20_body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2">Iteración</text:p>
          </table:table-cell>
          <table:table-cell table:style-name="Tabla6.B1" office:value-type="string">
            <text:p text:style-name="P12">Fecha</text:p>
          </table:table-cell>
        </table:table-row>
        <table:table-row>
          <table:table-cell table:style-name="Tabla6.A2" office:value-type="string">
            <text:p text:style-name="P11">1</text:p>
          </table:table-cell>
          <table:table-cell table:style-name="Tabla6.B2" office:value-type="string">
            <text:p text:style-name="P11">09/11/2017</text:p>
          </table:table-cell>
        </table:table-row>
        <table:table-row>
          <table:table-cell table:style-name="Tabla6.A2" office:value-type="string">
            <text:p text:style-name="P11">2</text:p>
          </table:table-cell>
          <table:table-cell table:style-name="Tabla6.B2" office:value-type="string">
            <text:p text:style-name="P11">23/11/2017</text:p>
          </table:table-cell>
        </table:table-row>
        <table:table-row>
          <table:table-cell table:style-name="Tabla6.A2" office:value-type="string">
            <text:p text:style-name="P11">3</text:p>
          </table:table-cell>
          <table:table-cell table:style-name="Tabla6.B2" office:value-type="string">
            <text:p text:style-name="P11">07/12/2017</text:p>
          </table:table-cell>
        </table:table-row>
        <table:table-row>
          <table:table-cell table:style-name="Tabla6.A2" office:value-type="string">
            <text:p text:style-name="P11">4</text:p>
          </table:table-cell>
          <table:table-cell table:style-name="Tabla6.B2" office:value-type="string">
            <text:p text:style-name="P11">21/12/2017</text:p>
          </table:table-cell>
        </table:table-row>
      </table:table>
      <text:p text:style-name="P2"/>
      <text:p text:style-name="Text_20_body">El proyecto será entregado el 22 de diciembre de 2017. </text:p>
      <text:h text:style-name="Heading_20_1" text:outline-level="1"><text:bookmark text:name="__RefHeading___Toc412_641743559"/>2.<text:span text:style-name="T1"> </text:span>Requisitos del proyecto y del producto<text:bookmark-end text:name="__RefHeading___Toc412_641743559"/></text:h>
      <text:p text:style-name="Text_20_body"/>
      <text:p text:style-name="Text_20_body">El proyecto consta de una serie de requisitos para su correcta consecución que se pueden resumir en diseñar una solución a nuestro cliente para mejorar su gestión en el equipo del día a día siguiendo los principios del manifiesto ágil.</text:p>
      <text:p text:style-name="Text_20_body">Esta solución a diseñar depende de unos requisitos específicos para nuestros clientes: la forma en que deben comunicarse, el software que deben usar u otros.</text:p>
      <text:p text:style-name="Text_20_body">En nuestro caso los requisitos específicos de nuestro cliente son:</text:p>
      <text:p text:style-name="Text_20_body">-<text:tab/>Comunicación individual telemática</text:p>
      <text:p text:style-name="Text_20_body">-<text:tab/>Uso de software de código abierto (u open source)</text:p>
      <text:p text:style-name="Text_20_body">Cada uno de los productos a entregar en cada una de las iteraciones deben cumplir con los criterios de aceptación definidos en el apartado posterior y deben contener al menos los siguientes ítems:</text:p>
      <text:p text:style-name="Text_20_body">-<text:tab/>Acta de constitución del proyecto: documento actual, en él se analizan las bases del proyecto.</text:p>
      <text:p text:style-name="Text_20_body">-<text:tab/>Gestión del alcance: en él se define el alcance del proyecto y se realiza un desglose las tareas a realizar para su consecución.</text:p>
      <text:p text:style-name="Text_20_body">-<text:tab/>Planificación inicial y final: documento en el que se describe la planificación del proyecto y como es el real desarrollo de este.</text:p>
      <text:p text:style-name="Text_20_body">-<text:tab/>Lecciones aprendidas: en este apartado se indican los contratiempos o problemas que hemos encontrado a lo largo de la iteración y a su vez se trata de dar una posible solución para tratar de solventarlos a la siguiente</text:p>
      <text:h text:style-name="Heading_20_1" text:outline-level="1"><text:bookmark text:name="__RefHeading___Toc416_641743559"/><text:soft-page-break/>3.<text:span text:style-name="T1"> </text:span><text:span text:style-name="T3">Descripción del protocolo de comunicación del proyecto</text:span><text:span text:style-name="T2"> </text:span><text:bookmark-end text:name="__RefHeading___Toc416_641743559"/></text:h>
      <text:p text:style-name="P20"/>
      <text:p text:style-name="Text_20_body">Para definir las reuniones con el cliente nuestro Product owner se comunica con el Product manager a través del correo. Estos acuerdan un día y hora para realizar la reunión junto con todo el equipo.</text:p>
      <text:p text:style-name="Text_20_body">Se tratan los puntos del día que han definido anteriormente, se toma el acta de la reunión usando un plantilla realizada por nosotros; y se firma por todos los asistentes. Se manda también por correo al Product manager para que la valide y la firme.</text:p>
      <text:p text:style-name="Text_20_body">Para tratar puntos que necesitan una respuesta rápida usamos Telegram, tanto dentro del equipo como nuestro Product owner con el product manager. </text:p>
      <text:p text:style-name="Text_20_body">Las reuniones se realizan por una aplicación de código abierto específica para videoconferencias.</text:p>
      <text:p text:style-name="P31">Otra tipo de reuniones son las de retrospectiva, estas se realizan al final de la iteración. En ella se llevan a cabo temas como las lecciones aprendidas, que debemos mejorar, el estado del proyecto y que queda para acabarlo.</text:p>
      <text:h text:style-name="Heading_20_1" text:outline-level="1"><text:bookmark text:name="__RefHeading___Toc579_342737938"/>4.<text:span text:style-name="T1"> </text:span><text:span text:style-name="T1">Tabla de interesados</text:span><text:bookmark-end text:name="__RefHeading___Toc579_342737938"/></text:h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13">Nombre</text:p>
          </table:table-cell>
          <table:table-cell table:style-name="Tabla5.A1" office:value-type="string">
            <text:p text:style-name="P13">Rol</text:p>
          </table:table-cell>
          <table:table-cell table:style-name="Tabla5.C1" office:value-type="string">
            <text:p text:style-name="P13">Contacto</text:p>
          </table:table-cell>
        </table:table-row>
        <table:table-row>
          <table:table-cell table:style-name="Tabla5.A2" office:value-type="string">
            <text:p text:style-name="P13">García Gonzalez, Andrés</text:p>
          </table:table-cell>
          <table:table-cell table:style-name="Tabla5.B2" office:value-type="string">
            <text:p text:style-name="P14">Analistas programadores</text:p>
          </table:table-cell>
          <table:table-cell table:style-name="Tabla5.C2" office:value-type="string">
            <text:p text:style-name="P14"><text:a xlink:type="simple" xlink:href="mailto:andgarq@gmail.com" text:style-name="Internet_20_link"><text:span text:style-name="T11">andgarq@gmail.com</text:span></text:a></text:p>
          </table:table-cell>
        </table:table-row>
        <table:table-row>
          <table:table-cell table:style-name="Tabla5.A2" office:value-type="string">
            <text:p text:style-name="P13">Vazquez Argumedo, Jesús</text:p>
          </table:table-cell>
          <table:table-cell table:style-name="Tabla5.B2" office:value-type="string">
            <text:p text:style-name="P14">Analistas programadores</text:p>
          </table:table-cell>
          <table:table-cell table:style-name="Tabla5.C2" office:value-type="string">
            <text:p text:style-name="P14"><text:a xlink:type="simple" xlink:href="mailto:jesvazarg@gmail.com" text:style-name="Internet_20_link"><text:span text:style-name="T11">jesvazarg@gmail.com</text:span></text:a></text:p>
          </table:table-cell>
        </table:table-row>
        <table:table-row>
          <table:table-cell table:style-name="Tabla5.A2" office:value-type="string">
            <text:p text:style-name="P13">Vazquez Encina, Alejandro</text:p>
          </table:table-cell>
          <table:table-cell table:style-name="Tabla5.B2" office:value-type="string">
            <text:p text:style-name="P14">Desarrolladores</text:p>
          </table:table-cell>
          <table:table-cell table:style-name="Tabla5.C2" office:value-type="string">
            <text:p text:style-name="P14"><text:a xlink:type="simple" xlink:href="mailto:alevazenc@gmail.com" text:style-name="Internet_20_link"><text:span text:style-name="T11">alevazenc@gmail.com</text:span></text:a></text:p>
          </table:table-cell>
        </table:table-row>
        <table:table-row>
          <table:table-cell table:style-name="Tabla5.A2" office:value-type="string">
            <text:p text:style-name="P13">Vera Recacha, Laura</text:p>
          </table:table-cell>
          <table:table-cell table:style-name="Tabla5.B2" office:value-type="string">
            <text:p text:style-name="P14">Desarrolladores</text:p>
          </table:table-cell>
          <table:table-cell table:style-name="Tabla5.C2" office:value-type="string">
            <text:p text:style-name="P14"><text:a xlink:type="simple" xlink:href="mailto:lauraverarec@gmail.com" text:style-name="Internet_20_link"><text:span text:style-name="T11">lauraverarec@gmail.com</text:span></text:a></text:p>
          </table:table-cell>
        </table:table-row>
        <table:table-row>
          <table:table-cell table:style-name="Tabla5.A2" office:value-type="string">
            <text:p text:style-name="P13">Villalba Ramírez, Javier</text:p>
          </table:table-cell>
          <table:table-cell table:style-name="Tabla5.B2" office:value-type="string">
            <text:p text:style-name="P14">Product owner</text:p>
          </table:table-cell>
          <table:table-cell table:style-name="Tabla5.C2" office:value-type="string">
            <text:p text:style-name="P14"><text:a xlink:type="simple" xlink:href="mailto:javvilram@alum.us.es" text:style-name="Internet_20_link"><text:span text:style-name="T11">javvilram@alum.us.es</text:span></text:a></text:p>
          </table:table-cell>
        </table:table-row>
        <table:table-row>
          <table:table-cell table:style-name="Tabla5.A2" office:value-type="string">
            <text:p text:style-name="P13">Luque Montoya, Adrián</text:p>
          </table:table-cell>
          <table:table-cell table:style-name="Tabla5.B7" office:value-type="string">
            <text:p text:style-name="P14">Product manager</text:p>
          </table:table-cell>
          <table:table-cell table:style-name="Tabla5.C2" office:value-type="string">
            <text:p text:style-name="P14"><text:a xlink:type="simple" xlink:href="mailto:adrluqmon@alum.us.es" text:style-name="Internet_20_link"><text:span text:style-name="T11">adrluqmon@alum.us.es</text:span></text:a></text:p>
          </table:table-cell>
        </table:table-row>
      </table:table>
      <text:p text:style-name="P19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 text:name="__RefHeading___Toc446_342737938"/><text:soft-page-break/>5.<text:span text:style-name="T3"> <text:s/>Criterios de aceptación</text:span><text:span text:style-name="T1"> </text:span><text:bookmark-end text:name="__RefHeading___Toc446_342737938"/></text:h>
      <text:p text:style-name="Text_20_body"/>
      <text:p text:style-name="P18">Se han definido una serie de criterios de aceptación para determinar el nivel de consecución de los objetivos planteados.</text:p>
      <text:p text:style-name="P23"><text:span text:style-name="T12"><text:tab/>-</text:span><text:span text:style-name="T4"> </text:span><text:span text:style-name="T12">Debe existir una plantilla de documentos común para las comunicaciones entre cliente y proveedor</text:span></text:p>
      <text:p text:style-name="P23"><text:span text:style-name="T12"><text:tab/>-</text:span><text:span text:style-name="T4"> </text:span><text:span text:style-name="T12">Se deben llevar a cabo una serie de reuniones obligatorias dentro del equipo: reunión de planificación de sprint, reunión de revisión del sprint, reunión de retrospectiva del equipo.</text:span></text:p>
      <text:p text:style-name="P23"><text:tab/>-<text:span text:style-name="T1"> </text:span><text:span text:style-name="T12">Se deben elaborar las gráficas de </text:span><text:span text:style-name="T13">sprint burndown</text:span><text:span text:style-name="T12"> y </text:span><text:span text:style-name="T13">product burndown </text:span><text:span text:style-name="T12">en cada iteración.</text:span></text:p>
      <text:p text:style-name="P23"><text:span text:style-name="T12"><text:tab/>-</text:span><text:span text:style-name="T4"> </text:span><text:span text:style-name="T12">Se asume que el cliente desea obtener una solución de una calidad aceptable y que realmente le facilite y se adapte a su metodología de trabajo, asumiendo a su vez que esta solución cumple con los requisitos definidos previamente.</text:span></text:p>
      <text:p text:style-name="P23"><text:span text:style-name="T12"><text:tab/>-</text:span><text:span text:style-name="T4"> </text:span><text:span text:style-name="T12">Es obligatoria la entrega puntual de cada uno de los productos de la solución en cada una de las iteraciones.</text:span></text:p>
      <text:p text:style-name="P23"><text:span text:style-name="T12"><text:tab/>-</text:span><text:span text:style-name="T4"> </text:span><text:span text:style-name="T12">Los documentos recibidos por el cliente deben ser revisados, aprobados y firmados para asegurar que cumplen su función correctamente y es lo esperado.</text:span></text:p>
      <text:p text:style-name="P24"/>
      <text:p text:style-name="P3">Estos criterios de aceptación han sido decididos en un acuerdo común del equipo, teniendo en cuenta las necesidades y ruegos del cliente.</text:p>
      <text:h text:style-name="Heading_20_1" text:outline-level="1"><text:bookmark text:name="__RefHeading___Toc436_641743559"/>6.<text:span text:style-name="T1"> </text:span>Riesgos iniciales y plan de riesgo<text:bookmark-end text:name="__RefHeading___Toc436_641743559"/></text:h>
      <text:p text:style-name="Text_20_body"/>
      <text:p text:style-name="P30">Existen una serie de riesgos iniciales que se han previsto al inicio del proyecto, estos son:</text:p>
      <text:p text:style-name="P36"><text:tab/>-<text:span text:style-name="Fuente_20_de_20_párrafo_20_predeter."><text:span text:style-name="T24"> </text:span></text:span>Desconocimiento total o parcial sobre los requisitos pedidos por el cliente, debido a un fallo de comunicación o de entendimiento.</text:p>
      <text:p text:style-name="P38">- Plan de acción: Tratar de llegar a un punto de entendimiento con el cliente, a través del dialogo y una comunicación clara y concisa del asunto, presentando los problemas encontrados y tratando de darles una solución óptima y factible para ambas partes.</text:p>
      <text:p text:style-name="P36"><text:tab/>- Fallo total o parcial en la entrega de un producto en una iteración, este fallo puede deberse a factores como: falta de planificación, de coordinación o de entendimiento ya sea entre cliente-proveedor como dentro del equipo.</text:p>
      <text:p text:style-name="P39"><text:tab/><text:span text:style-name="Fuente_20_de_20_párrafo_20_predeter."><text:span text:style-name="T24">- Plan de acción: Llegado al punto en el que sucede un fallo total o parcial en la entrega se tendrán en cuenta los motivos por los cuales se ha llegado a este punto, tratando aprender lo máximo posible de estos errores, arreglándolos y evitando que vuelvan a suceder en futuras iteraciones.</text:span></text:span></text:p>
      <text:p text:style-name="P36"><text:tab/>- Falta de puntualidad, debido de nuevo tanto a fallos de planificación o coordinación como el no tener en cuenta otras cargas de trabajo como pueden ser otras asignaturas, exámenes etc.</text:p>
      <text:p text:style-name="P39"><text:tab/><text:span text:style-name="Fuente_20_de_20_párrafo_20_predeter."><text:span text:style-name="T24">- Plan de acción: Proponer soluciones restrictivas en cuanto a la planificación como periodos cerrados para la realización de las actividades imponiendo posibles </text:span></text:span><text:span text:style-name="Fuente_20_de_20_párrafo_20_predeter."><text:span text:style-name="T25">“castigos”</text:span></text:span><text:span text:style-name="Fuente_20_de_20_párrafo_20_predeter."><text:span text:style-name="T24"> a aquellos que los incumplan como la pérdida de puntos en el cómputo final.</text:span></text:span></text:p>
      <text:p text:style-name="P36"><text:tab/>- Fallo en el servicio de la solución propuesta al cliente, este fallo a pesar de que esté totalmente <text:soft-page-break/>fuera de nuestro alcance se contempla ya que puede ocurrir.</text:p>
      <text:p text:style-name="P36"><text:tab/><text:tab/><text:span text:style-name="Fuente_20_de_20_párrafo_20_predeter."><text:span text:style-name="T24">- Plan de acción: Proponer una nueva solución, tratando de solventar el problema previo.</text:span></text:span></text:p>
      <text:p text:style-name="P36"><text:tab/>- Desmotivación del equipo, en general es necesario un equipo motivado para poder cumplir con los criterios expuestos anteriormente, para ello tratamos de motivarnos y mantener un buen ambiente de trabajo en el equipo.</text:p>
      <text:p text:style-name="P39"><text:tab/><text:span text:style-name="Fuente_20_de_20_párrafo_20_predeter."><text:span text:style-name="T24">- Plan de acción: Tratar de localizar el problema para la falta de motivación e intentar volver a crear un buen ambiente de trabajo, si es necesario se realizarán actividades de unión entre el equipo (</text:span></text:span><text:span text:style-name="Fuente_20_de_20_párrafo_20_predeter."><text:span text:style-name="T25">teambuilding</text:span></text:span><text:span text:style-name="Fuente_20_de_20_párrafo_20_predeter."><text:span text:style-name="T24">).</text:span></text:span></text:p>
      <text:p text:style-name="P36"><text:tab/>- Otros factores como:</text:p>
      <text:p text:style-name="P40"><text:span text:style-name="Fuente_20_de_20_párrafo_20_predeter."><text:span text:style-name="T26">o </text:span></text:span>El abandono del proyecto por parte de algún miembro del equipo (debido a motivos que pueden variar desde situaciones personales como profesionales o económicas)</text:p>
      <text:p text:style-name="P40"><text:span text:style-name="Fuente_20_de_20_párrafo_20_predeter."><text:span text:style-name="T26">o </text:span></text:span>Riesgos no controlables o relacionados con el entorno (accidentes, enfermedad…)</text:p>
      <text:p text:style-name="P37"><text:span text:style-name="T12">- Plan de acción: En el caso de abandono por parte de un miembro del equipo no hay nada que podamos hacer para evitarlo, por tanto, la solución óptima seria adaptarnos al nuevo cambio y tratar de re planificarnos de forma que podamos ser igualmente eficientes.</text:span></text:p>
      <text:p text:style-name="Text_20_body"/>
      <text:h text:style-name="Heading_20_1" text:outline-level="1"><text:bookmark text:name="__RefHeading___Toc581_342737938"/>7.<text:span text:style-name="T1"> </text:span><text:span text:style-name="T1">Coste</text:span><text:bookmark-end text:name="__RefHeading___Toc581_342737938"/></text:h>
      <text:p text:style-name="P19"/>
      <text:p text:style-name="P19">El proyecto tendrá un coste en recursos humanos de :</text:p>
      <text:list xml:id="list37739047" text:style-name="L1">
        <text:list-item>
          <text:list>
            <text:list-item>
              <text:p text:style-name="P28">Product Management : 914€</text:p>
            </text:list-item>
            <text:list-item>
              <text:p text:style-name="P28">Analistas (2 personas): 880€</text:p>
            </text:list-item>
            <text:list-item>
              <text:p text:style-name="P28">Programadores (2 personas): 580€</text:p>
            </text:list-item>
          </text:list>
        </text:list-item>
      </text:list>
      <text:p text:style-name="P19">El coste de los recursos materiales:</text:p>
      <text:list xml:id="list38509680" text:style-name="L7">
        <text:list-item>
          <text:list>
            <text:list-item>
              <text:p text:style-name="P29">Equipos (5 pc) : 800€</text:p>
              <text:p text:style-name="P29"/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bookmark text:name="__RefHeading___Toc686_1210340357"/><text:soft-page-break/><text:span text:style-name="T1">8</text:span><text:span text:style-name="T1">. </text:span><text:span text:style-name="T1">Solución a los requisitos específicos del cliente</text:span><text:bookmark-end text:name="__RefHeading___Toc686_1210340357"/></text:h>
      <text:p text:style-name="P19"/>
      <text:p text:style-name="P26">- <text:span text:style-name="T16">Servicio de mensajería en internet </text:span><text:a xlink:type="simple" xlink:href="https://web.telegram.org/" text:style-name="Internet_20_link"><text:span text:style-name="T20">Telegram</text:span></text:a><text:span text:style-name="T17">,</text:span><text:span text:style-name="T15"> </text:span><text:span text:style-name="T16">para la comunicación en general y notificaciones urgentes entre el equipo. </text:span><text:span text:style-name="T21">Telegram</text:span><text:span text:style-name="T16"> tiene licencia </text:span><text:a xlink:type="simple" xlink:href="https://www.gnu.org/licenses/licenses.es.html" text:style-name="Internet_20_link">GNU</text:a><text:span text:style-name="T16">/</text:span><text:a xlink:type="simple" xlink:href="https://es.wikipedia.org/wiki/GNU_General_Public_License" text:style-name="Internet_20_link">GPL</text:a><text:span text:style-name="T16">(</text:span><text:span text:style-name="T17">General Public License</text:span><text:span text:style-name="T16">) y sus términos se pueden encontrar </text:span><text:a xlink:type="simple" xlink:href="https://github.com/DrKLO/Telegram/blob/master/LICENSE" text:style-name="Internet_20_link">aquí</text:a><text:span text:style-name="T16">. Herramienta fácil e intuitiva con multitud de compatibilidad de envío y recepción de archivos.</text:span></text:p>
      <text:p text:style-name="P34"><text:span text:style-name="T15"><text:tab/>- Cliente de correo </text:span><text:a xlink:type="simple" xlink:href="https://www.mozilla.org/es-ES/thunderbird/" text:style-name="Internet_20_link"><text:span text:style-name="T19">Thunderbird</text:span></text:a><text:span text:style-name="T18">, </text:span><text:span text:style-name="T15">desarrollado por la fundación </text:span><text:span text:style-name="T18">Mozilla</text:span><text:span text:style-name="T15">, para el envío de documentos y la convocatoria de reuniones. La licencia de </text:span><text:span text:style-name="T18">Thunderbird</text:span><text:span text:style-name="T15"> es </text:span><text:a xlink:type="simple" xlink:href="https://es.wikipedia.org/wiki/Mozilla_Public_License" text:style-name="Internet_20_link"><text:span text:style-name="T19">MPL</text:span></text:a><text:span text:style-name="T15">/</text:span><text:a xlink:type="simple" xlink:href="https://es.wikipedia.org/wiki/GNU_General_Public_License" text:style-name="Internet_20_link"><text:span text:style-name="T19">GPL</text:span></text:a><text:span text:style-name="T15">/</text:span><text:a xlink:type="simple" xlink:href="https://es.wikipedia.org/wiki/GNU_Lesser_General_Public_License" text:style-name="Internet_20_link"><text:span text:style-name="T19">LGPL</text:span></text:a><text:span text:style-name="T15"> (</text:span><text:span text:style-name="T18">Mozilla Public License, General Public License, Lesser General Public License)</text:span></text:p>
      <text:list xml:id="list38435549" text:style-name="L4">
        <text:list-item>
          <text:list>
            <text:list-header>
              <text:p text:style-name="P33"><text:span text:style-name="T10">- </text:span><text:span text:style-name="T23">Gestión de proyectos proponemos </text:span><text:span text:style-name="T22">Taiga</text:span><text:span text:style-name="T23">, para la creación del proyecto y administrar las tareas que componen la misma y administrar las tareas los diferentes miembros del equipo. Enlace la página de la aplicación : </text:span><text:a xlink:type="simple" xlink:href="https://taiga.io/" text:style-name="Internet_20_link"><text:span text:style-name="T23">https://taiga.io/</text:span></text:a></text:p>
            </text:list-header>
          </text:list>
        </text:list-item>
      </text:list>
      <text:list xml:id="list38461682" text:style-name="L6">
        <text:list-item>
          <text:list>
            <text:list-header>
              <text:p text:style-name="P35"><text:span text:style-name="T5">- Gestión de tiempo </text:span><text:a xlink:type="simple" xlink:href="https://toggl.com/app/timer" office:name="Toggl" text:style-name="Internet_20_link">Toggl</text:a><text:span text:style-name="T5"> desarrollado por </text:span><text:span text:style-name="T6">Toggl OÜ</text:span><text:span text:style-name="T5">, para poder medir el tiempo real dedicado en cada una de las tareas del proyecto. Toggl tiene licencia de </text:span><text:span text:style-name="T6">Propietary software</text:span><text:span text:style-name="T5">. Es una herramienta sencilla en la que puedes medir el tiempo de manera muy rápida.</text:span></text:p>
              <text:p text:style-name="P35"><text:span text:style-name="T5">- Repositorio del proyecto proponemos </text:span><text:a xlink:type="simple" xlink:href="https://github.com/" office:name="GitHub" text:style-name="Internet_20_link">GitHub</text:a><text:span text:style-name="T5">, para almacenar todos los documentos necesarios del proyecto y poder tener un control de versiones de los documentos por si fuera necesario recuperar una versión anterior. GitHub está desarrollado por </text:span><text:span text:style-name="T7">GitHub Inc.</text:span><text:span text:style-name="T8"> Y por desgracia no tiene una licencia de momento, aunque se puede consultar esta web: </text:span><text:a xlink:type="simple" xlink:href="https://choosealicense.com/" text:style-name="Internet_20_link">https://choosealicense.com/</text:a></text:p>
            </text:list-header>
          </text:list>
        </text:list-item>
      </text:list>
      <text:p text:style-name="P32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Calibri" svg:font-family="Calibri, sans-serif"/>
    <style:font-face style:name="Courier New" svg:font-family="'Courier New'"/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loext:contextual-spacing="false" fo:margin-top="0.212cm" fo:margin-bottom="0.106cm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loext:contextual-spacing="false" fo:margin-top="0.106cm" fo:margin-bottom="0.106cm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style:dynamic-spacing="true"/>
      </style:header-style>
      <style:footer-style>
        <style:header-footer-properties svg:height="0.34cm" fo:margin-left="0cm" fo:margin-right="0cm" fo:margin-top="0.49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[TITULO DEL DOCUMENTO] - [VERSIÓN]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8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ACTA DE CONSTITUCIÓN – 2.0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8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01M09S</meta:editing-duration>
    <meta:editing-cycles>25</meta:editing-cycles>
    <meta:generator>OpenOffice.org/3.2$Win32 OpenOffice.org_project/320m18$Build-9502</meta:generator>
    <dc:date>2017-12-07T18:37:51.46</dc:date>
    <meta:document-statistic meta:table-count="6" meta:image-count="0" meta:object-count="0" meta:page-count="8" meta:paragraph-count="144" meta:word-count="1598" meta:character-count="9932"/>
    <meta:user-defined meta:name="Info 1"/>
    <meta:user-defined meta:name="Info 2"/>
    <meta:user-defined meta:name="Info 3"/>
    <meta:user-defined meta:name="Info 4"/>
  </office:meta>
</office:document-meta>
</file>